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ce7db" officeooo:paragraph-rsid="000605cc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605cc" officeooo:paragraph-rsid="000605cc"/>
    </style:style>
    <style:style style:name="P3" style:family="paragraph" style:parent-style-name="Text_20_body" style:list-style-name="L3">
      <style:paragraph-properties fo:text-align="start" style:justify-single-word="false"/>
      <style:text-properties officeooo:rsid="0007d313" officeooo:paragraph-rsid="0007d313"/>
    </style:style>
    <style:style style:name="P4" style:family="paragraph" style:parent-style-name="Heading_20_1">
      <style:paragraph-properties fo:text-align="center" style:justify-single-word="false"/>
      <style:text-properties officeooo:rsid="000ce7db" officeooo:paragraph-rsid="000605cc"/>
    </style:style>
    <style:style style:name="T1" style:family="text">
      <style:text-properties officeooo:rsid="0018a07d"/>
    </style:style>
    <style:style style:name="T2" style:family="text">
      <style:text-properties officeooo:rsid="000605cc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 <text:span text:style-name="T1">18</text:span>.02-<text:span text:style-name="T2">25</text:span>.02</text:p>
      <text:h text:style-name="P4" text:outline-level="1">Tasks planned for this sprint:</text:h>
      <text:list xml:id="list3856154433" text:style-name="L1">
        <text:list-item>
          <text:p text:style-name="P2">Continue work on a basic prototype of a RNN.</text:p>
        </text:list-item>
      </text:list>
      <text:h text:style-name="P4" text:outline-level="1">What has been done this sprint:</text:h>
      <text:list xml:id="list2783138154" text:style-name="L3">
        <text:list-item>
          <text:p text:style-name="P3">Despite my best attempts, I still can’t get the prototype to work (still having issues with Maven and DL4J dependancies). The work on the prototype will continue (and hopefully end) next spri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1:14:40.132000000</meta:creation-date>
    <dc:date>2020-02-28T01:26:21.448865131</dc:date>
    <meta:editing-duration>PT2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7" meta:character-count="327" meta:non-whitespace-character-count="277"/>
  </office:meta>
</office:document-meta>
</file>